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officeooo:paragraph-rsid="001de695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style:use-window-font-color="true" loext:opacity="0%" style:font-name="Calibri" fo:font-size="11pt" fo:letter-spacing="normal" officeooo:paragraph-rsid="001de695" fo:background-color="transparent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fo:color="#808080" loext:opacity="100%" style:font-name="Consolas" fo:font-size="9.5pt" fo:letter-spacing="normal" officeooo:paragraph-rsid="001de695" fo:background-color="transparent" style:font-name-asian="Consolas1" style:font-size-asian="9.5pt" style:font-name-complex="Consolas1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text-indent="0cm" style:auto-text-indent="false"/>
      <style:text-properties officeooo:rsid="001de695" officeooo:paragraph-rsid="001de695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1de695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loext:opacity="100%" style:font-name="Consolas" fo:font-size="9.5pt" fo:letter-spacing="normal" officeooo:paragraph-rsid="001de695" fo:background-color="transparent" style:font-name-asian="Consolas1" style:font-size-asian="9.5pt" style:font-name-complex="Consolas1"/>
    </style:style>
    <style:style style:name="T1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fo:color="#0000ff" loext:opacity="100%" style:font-name="Consolas" fo:font-size="9.5pt" fo:letter-spacing="normal" fo:background-color="transparent" loext:char-shading-value="0" style:font-name-asian="Consolas1" style:font-size-asian="9.5pt" style:font-name-complex="Consolas1"/>
    </style:style>
    <style:style style:name="T3" style:family="text">
      <style:text-properties fo:color="#000000" loext:opacity="100%" style:font-name="Consolas" fo:font-size="9.5pt" fo:letter-spacing="normal" fo:background-color="transparent" loext:char-shading-value="0" style:font-name-asian="Consolas1" style:font-size-asian="9.5pt" style:font-name-complex="Consolas1"/>
    </style:style>
    <style:style style:name="T4" style:family="text">
      <style:text-properties fo:color="#808080" loext:opacity="100%" style:font-name="Consolas" fo:font-size="9.5pt" fo:letter-spacing="normal" fo:background-color="transparent" loext:char-shading-value="0" style:font-name-asian="Consolas1" style:font-size-asian="9.5pt" style:font-name-complex="Consolas1"/>
    </style:style>
    <style:style style:name="T5" style:family="text">
      <style:text-properties fo:color="#00ff00" loext:opacity="100%" style:font-name="Consolas" fo:font-size="9.5pt" fo:letter-spacing="normal" fo:background-color="transparent" loext:char-shading-value="0" style:font-name-asian="Consolas1" style:font-size-asian="9.5pt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table users (</text:span></text:p>
      <text:p text:style-name="P1"><text:span text:style-name="T1">user_id bigint primary key identity(1,1),</text:span></text:p>
      <text:p text:style-name="P1"><text:span text:style-name="T1">email varchar(200),</text:span></text:p>
      <text:p text:style-name="P1"><text:span text:style-name="T1">pass varchar(800),</text:span></text:p>
      <text:p text:style-name="P1"><text:span text:style-name="T1">first_name varchar(50),</text:span></text:p>
      <text:p text:style-name="P1"><text:span text:style-name="T1">middle_names varchar(102),</text:span></text:p>
      <text:p text:style-name="P1"><text:span text:style-name="T1">last_name varchar(50),</text:span></text:p>
      <text:p text:style-name="P1"><text:span text:style-name="T1">phone_number varchar(20),</text:span></text:p>
      <text:p text:style-name="P1"><text:span text:style-name="T1">time_stamp int null,</text:span></text:p>
      <text:p text:style-name="P1"><text:span text:style-name="T1">accepted_terms tinyint null</text:span></text:p>
      <text:p text:style-name="P1"><text:span text:style-name="T1">);</text:span></text:p>
      <text:p text:style-name="P2"/>
      <text:p text:style-name="P5"><text:span text:style-name="T2">CREATE</text:span><text:span text:style-name="T3"> </text:span><text:span text:style-name="T2">TABLE</text:span><text:span text:style-name="T3"> classes</text:span><text:span text:style-name="T2"> </text:span><text:span text:style-name="T4">(</text:span></text:p>
      <text:p text:style-name="P5"><text:span text:style-name="T3">class_id </text:span><text:span text:style-name="T2">bigint</text:span><text:span text:style-name="T3"> </text:span><text:span text:style-name="T2">primary</text:span><text:span text:style-name="T3"> </text:span><text:span text:style-name="T2">key</text:span><text:span text:style-name="T3"> </text:span><text:span text:style-name="T2">identity</text:span><text:span text:style-name="T4">(</text:span><text:span text:style-name="T3">1</text:span><text:span text:style-name="T4">,</text:span><text:span text:style-name="T3">1</text:span><text:span text:style-name="T4">),</text:span></text:p>
      <text:p text:style-name="P5"><text:span text:style-name="T3">description_of_class </text:span><text:span text:style-name="T2">varchar</text:span><text:span text:style-name="T4">(</text:span><text:span text:style-name="T3">8000</text:span><text:span text:style-name="T4">)</text:span><text:span text:style-name="T3"> </text:span><text:span text:style-name="T4">null,</text:span><text:span text:style-name="T3"> <text:s/></text:span></text:p>
      <text:p text:style-name="P5"><text:span text:style-name="T3">class_name </text:span><text:span text:style-name="T2">varchar</text:span><text:span text:style-name="T4">(</text:span><text:span text:style-name="T3">800</text:span><text:span text:style-name="T4">)</text:span><text:span text:style-name="T3"> </text:span><text:span text:style-name="T4">null);</text:span></text:p>
      <text:p text:style-name="P2"/>
      <text:p text:style-name="P5"><text:span text:style-name="T2">create</text:span><text:span text:style-name="T3"> </text:span><text:span text:style-name="T2">table</text:span><text:span text:style-name="T3"> token</text:span><text:span text:style-name="T4">(</text:span></text:p>
      <text:p text:style-name="P5"><text:span text:style-name="T3">id </text:span><text:span text:style-name="T2">bigint</text:span><text:span text:style-name="T3"> </text:span><text:span text:style-name="T2">primary</text:span><text:span text:style-name="T3"> </text:span><text:span text:style-name="T2">key</text:span><text:span text:style-name="T3"> </text:span><text:span text:style-name="T2">identity</text:span><text:span text:style-name="T4">(</text:span><text:span text:style-name="T3">1</text:span><text:span text:style-name="T4">,</text:span><text:span text:style-name="T3">1</text:span><text:span text:style-name="T4">),</text:span></text:p>
      <text:p text:style-name="P5"><text:span text:style-name="T3">token </text:span><text:span text:style-name="T2">varchar</text:span><text:span text:style-name="T4">(</text:span><text:span text:style-name="T3">2000</text:span><text:span text:style-name="T4">),</text:span></text:p>
      <text:p text:style-name="P5"><text:span text:style-name="T3">email </text:span><text:span text:style-name="T2">varchar</text:span><text:span text:style-name="T4">(</text:span><text:span text:style-name="T3">200</text:span><text:span text:style-name="T4">),</text:span></text:p>
      <text:p text:style-name="P5"><text:span text:style-name="T3">expires </text:span><text:span text:style-name="T2">bigint</text:span><text:span text:style-name="T4">,</text:span></text:p>
      <text:p text:style-name="P1"><text:span text:style-name="T3">purpose </text:span><text:span text:style-name="T2">varchar</text:span><text:span text:style-name="T4">(</text:span><text:span text:style-name="T3">1000</text:span><text:span text:style-name="T4">));</text:span></text:p>
      <text:p text:style-name="P1"><text:span text:style-name="T1">create table classes (</text:span></text:p>
      <text:p text:style-name="P1"><text:span text:style-name="T1">id t</text:span></text:p>
      <text:p text:style-name="P1"><text:span text:style-name="T1">class_id bigint primary key identity(1,1),</text:span></text:p>
      <text:p text:style-name="P1"><text:span text:style-name="T1">user_id bigint,</text:span></text:p>
      <text:p text:style-name="P1"><text:span text:style-name="T1">class_name varchar(400),</text:span></text:p>
      <text:p text:style-name="P1"><text:span text:style-name="T1">description_of_class varchar(8000),</text:span></text:p>
      <text:p text:style-name="P1"><text:span text:style-name="T1">terms text null</text:span></text:p>
      <text:p text:style-name="P1"><text:span text:style-name="T1">);</text:span></text:p>
      <text:p text:style-name="P1"><text:span text:style-name="T1">create table attached_users_to_classes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user_id bigint </text:span></text:p>
      <text:p text:style-name="P1"><text:span text:style-name="T1">);</text:span></text:p>
      <text:p text:style-name="P2"/>
      <text:p text:style-name="P1"><text:span text:style-name="T1">create table administrator (</text:span></text:p>
      <text:p text:style-name="P1"><text:span text:style-name="T1">administrator_id bigint primary key identity(1,1),</text:span></text:p>
      <text:p text:style-name="P1"><text:soft-page-break/><text:span text:style-name="T1">user_id bigint,</text:span></text:p>
      <text:p text:style-name="P1"><text:span text:style-name="T1">all_access_administrator int null,</text:span></text:p>
      <text:p text:style-name="P1"><text:span text:style-name="T1">can_add_and_delete_questions_and_assign_names int null,</text:span></text:p>
      <text:p text:style-name="P1"><text:span text:style-name="T1">can_delete_all_from_subject int null,</text:span></text:p>
      <text:p text:style-name="P1"><text:span text:style-name="T1">can_remove_class int null,</text:span></text:p>
      <text:p text:style-name="P1"><text:span text:style-name="T1">creator bigint,</text:span></text:p>
      <text:p text:style-name="P1"><text:span text:style-name="T1">timestamp bigint</text:span></text:p>
      <text:p text:style-name="P1"><text:span text:style-name="T1">);</text:span></text:p>
      <text:p text:style-name="P2"/>
      <text:p text:style-name="P6"/>
      <text:p text:style-name="P5"><text:span text:style-name="T2">CREATE</text:span><text:span text:style-name="T3"> </text:span><text:span text:style-name="T2">TABLE</text:span><text:span text:style-name="T3"> </text:span><text:span text:style-name="T5">tables</text:span><text:span text:style-name="T2"> </text:span><text:span text:style-name="T4">(</text:span></text:p>
      <text:p text:style-name="P5"><text:span text:style-name="T3">id </text:span><text:span text:style-name="T2">bigint</text:span><text:span text:style-name="T3"> </text:span><text:span text:style-name="T2">primary</text:span><text:span text:style-name="T3"> </text:span><text:span text:style-name="T2">key</text:span><text:span text:style-name="T3"> </text:span><text:span text:style-name="T2">identity</text:span><text:span text:style-name="T4">(</text:span><text:span text:style-name="T3">1</text:span><text:span text:style-name="T4">,</text:span><text:span text:style-name="T3">1</text:span><text:span text:style-name="T4">),</text:span></text:p>
      <text:p text:style-name="P5"><text:span text:style-name="T3">table_id </text:span><text:span text:style-name="T2">bigint</text:span><text:span text:style-name="T3"> </text:span><text:span text:style-name="T4">,</text:span><text:span text:style-name="T3"> </text:span></text:p>
      <text:p text:style-name="P5"><text:span text:style-name="T3">subject_information </text:span><text:span text:style-name="T2">varchar</text:span><text:span text:style-name="T4">(</text:span><text:span text:style-name="T3">8000</text:span><text:span text:style-name="T4">),</text:span></text:p>
      <text:p text:style-name="P5"><text:span text:style-name="T3">number_of_questions </text:span><text:span text:style-name="T2">int</text:span><text:span text:style-name="T3"> </text:span><text:span text:style-name="T4">null,</text:span></text:p>
      <text:p text:style-name="P5"><text:span text:style-name="T3">class_id </text:span><text:span text:style-name="T2">bigint</text:span><text:span text:style-name="T3"> </text:span><text:span text:style-name="T4">null,</text:span></text:p>
      <text:p text:style-name="P5"><text:span text:style-name="T3">number_of_removal </text:span><text:span text:style-name="T2">int</text:span><text:span text:style-name="T3"> </text:span><text:span text:style-name="T4">null,</text:span></text:p>
      <text:p text:style-name="P1"><text:span text:style-name="T3">link1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2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3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4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5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6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7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8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9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10 </text:span><text:span text:style-name="T2">varchar</text:span><text:span text:style-name="T4">(</text:span><text:span text:style-name="T3">2000</text:span><text:span text:style-name="T4">),</text:span></text:p>
      <text:p text:style-name="P1"><text:span text:style-name="T3">link_description1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2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3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4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5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6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7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8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9 </text:span><text:span text:style-name="T2">varchar</text:span><text:span text:style-name="T4">(</text:span><text:span text:style-name="T3">4000</text:span><text:span text:style-name="T4">),</text:span></text:p>
      <text:p text:style-name="P1"><text:span text:style-name="T3">link_description10 </text:span><text:span text:style-name="T2">varchar</text:span><text:span text:style-name="T4">(</text:span><text:span text:style-name="T3">4000</text:span><text:span text:style-name="T4">)</text:span></text:p>
      <text:p text:style-name="P3"/>
      <text:p text:style-name="P5"><text:soft-page-break/><text:span text:style-name="T4">);</text:span></text:p>
      <text:p text:style-name="P2"/>
      <text:p text:style-name="P1"><text:span text:style-name="T1">CREATE TABLE question_ids (</text:span></text:p>
      <text:p text:style-name="P1"><text:span text:style-name="T1">question_id bigint primary key identity(1,1),</text:span></text:p>
      <text:p text:style-name="P1"><text:span text:style-name="T1">table_id int,</text:span></text:p>
      <text:p text:style-name="P1"><text:span text:style-name="T1">description varchar(8000),</text:span></text:p>
      <text:p text:style-name="P1"><text:span text:style-name="T1">class_id bigint null,</text:span></text:p>
      <text:p text:style-name="P4"><text:span text:style-name="T1">live int null,</text:span></text:p>
      <text:p text:style-name="P1"><text:span text:style-name="T1">question_number float(3) null</text:span></text:p>
      <text:p text:style-name="P1"><text:span text:style-name="T1">);</text:span></text:p>
      <text:p text:style-name="P2"/>
      <text:p text:style-name="P2"/>
      <text:p text:style-name="P1"><text:span text:style-name="T1">CREATE TABLE library (</text:span></text:p>
      <text:p text:style-name="P1"><text:span text:style-name="T1">id INT PRIMARY KEY IDENTITY (1,1),</text:span></text:p>
      <text:p text:style-name="P1"><text:span text:style-name="T1">user_id bigint NOT NULL,</text:span></text:p>
      <text:p text:style-name="P1"><text:span text:style-name="T1">file_location varchar(800) NOT NULL,</text:span></text:p>
      <text:p text:style-name="P1"><text:span text:style-name="T1">authors varchar(1000),</text:span></text:p>
      <text:p text:style-name="P1"><text:span text:style-name="T1">title varchar(2000),</text:span></text:p>
      <text:p text:style-name="P1"><text:span text:style-name="T1">description text,</text:span></text:p>
      <text:p text:style-name="P1"><text:span text:style-name="T1">class_id bigint null</text:span></text:p>
      <text:p text:style-name="P1"><text:span text:style-name="T1">);</text:span></text:p>
      <text:p text:style-name="P2"/>
      <text:p text:style-name="P1"><text:span text:style-name="T1">CREATE TABLE question_information1 (</text:span></text:p>
      <text:p text:style-name="P1"><text:span text:style-name="T1">id bigint primary key identity(1,1),</text:span></text:p>
      <text:p text:style-name="P1"><text:span text:style-name="T1">class_id bigint null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oft-page-break/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oft-page-break/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3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oft-page-break/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4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oft-page-break/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5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oft-page-break/><text:span text:style-name="T1">hint8 varchar(8000) null</text:span></text:p>
      <text:p text:style-name="P1"><text:span text:style-name="T1">);</text:span></text:p>
      <text:p text:style-name="P1"><text:span text:style-name="T1">CREATE TABLE question_information6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7 (</text:span></text:p>
      <text:p text:style-name="P1"><text:span text:style-name="T1">id bigint primary key identity(1,1),</text:span></text:p>
      <text:p text:style-name="P1"><text:soft-page-break/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8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oft-page-break/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9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oft-page-break/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0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oft-page-break/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1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oft-page-break/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2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oft-page-break/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3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oft-page-break/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4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oft-page-break/><text:span text:style-name="T1">);</text:span></text:p>
      <text:p text:style-name="P1"><text:span text:style-name="T1">CREATE TABLE question_information15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6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oft-page-break/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7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oft-page-break/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8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oft-page-break/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19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oft-page-break/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0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oft-page-break/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1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oft-page-break/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2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oft-page-break/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3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oft-page-break/><text:span text:style-name="T1">CREATE TABLE question_information24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5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oft-page-break/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6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oft-page-break/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7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oft-page-break/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8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oft-page-break/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29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oft-page-break/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1"><text:span text:style-name="T1">CREATE TABLE question_information30 (</text:span></text:p>
      <text:p text:style-name="P1"><text:span text:style-name="T1">id bigint primary key identity(1,1),</text:span></text:p>
      <text:p text:style-name="P1"><text:span text:style-name="T1">class_id bigint,</text:span></text:p>
      <text:p text:style-name="P1"><text:span text:style-name="T1">question_id int,</text:span></text:p>
      <text:p text:style-name="P1"><text:span text:style-name="T1">question text,</text:span></text:p>
      <text:p text:style-name="P1"><text:span text:style-name="T1">pa1 varchar(8000) null,</text:span></text:p>
      <text:p text:style-name="P1"><text:span text:style-name="T1">pa2 varchar(8000) null,</text:span></text:p>
      <text:p text:style-name="P1"><text:span text:style-name="T1">pa3 varchar(8000) null,</text:span></text:p>
      <text:p text:style-name="P1"><text:span text:style-name="T1">pa4 varchar(8000) null,</text:span></text:p>
      <text:p text:style-name="P1"><text:span text:style-name="T1">pa5 varchar(8000) null,</text:span></text:p>
      <text:p text:style-name="P1"><text:span text:style-name="T1">pa6 varchar(8000) null,</text:span></text:p>
      <text:p text:style-name="P1"><text:span text:style-name="T1">pa7 varchar(8000) null,</text:span></text:p>
      <text:p text:style-name="P1"><text:span text:style-name="T1">pa8 varchar(8000) null,</text:span></text:p>
      <text:p text:style-name="P1"><text:span text:style-name="T1">answ1 varchar(8000) null,</text:span></text:p>
      <text:p text:style-name="P1"><text:span text:style-name="T1">answ2 varchar(8000) null,</text:span></text:p>
      <text:p text:style-name="P1"><text:span text:style-name="T1">answ3 varchar(8000) null,</text:span></text:p>
      <text:p text:style-name="P1"><text:span text:style-name="T1">answ4 varchar(8000) null,</text:span></text:p>
      <text:p text:style-name="P1"><text:span text:style-name="T1">answ5 varchar(8000) null,</text:span></text:p>
      <text:p text:style-name="P1"><text:span text:style-name="T1">answ6 varchar(8000) null,</text:span></text:p>
      <text:p text:style-name="P1"><text:span text:style-name="T1">answ7 varchar(8000) null,</text:span></text:p>
      <text:p text:style-name="P1"><text:span text:style-name="T1">answ8 varchar(8000) null,</text:span></text:p>
      <text:p text:style-name="P1"><text:span text:style-name="T1">correct varchar(5),</text:span></text:p>
      <text:p text:style-name="P1"><text:span text:style-name="T1">hint1 varchar(8000) null,</text:span></text:p>
      <text:p text:style-name="P1"><text:span text:style-name="T1">hint2 varchar(8000) null,</text:span></text:p>
      <text:p text:style-name="P1"><text:soft-page-break/><text:span text:style-name="T1">hint3 varchar(8000) null,</text:span></text:p>
      <text:p text:style-name="P1"><text:span text:style-name="T1">hint4 varchar(8000) null,</text:span></text:p>
      <text:p text:style-name="P1"><text:span text:style-name="T1">hint5 varchar(8000) null,</text:span></text:p>
      <text:p text:style-name="P1"><text:span text:style-name="T1">hint6 varchar(8000) null,</text:span></text:p>
      <text:p text:style-name="P1"><text:span text:style-name="T1">hint7 varchar(8000) null,</text:span></text:p>
      <text:p text:style-name="P1"><text:span text:style-name="T1">hint8 varchar(8000) null</text:span></text:p>
      <text:p text:style-name="P1"><text:span text:style-name="T1">);</text:span></text:p>
      <text:p text:style-name="P2"/>
      <text:p text:style-name="P2"/>
      <text:p text:style-name="P5"><text:span text:style-name="T2">drop</text:span><text:span text:style-name="T3"> </text:span><text:span text:style-name="T2">table</text:span><text:span text:style-name="T3"> classes</text:span><text:span text:style-name="T4">;</text:span></text:p>
      <text:p text:style-name="P5"><text:span text:style-name="T2">drop</text:span><text:span text:style-name="T3"> </text:span><text:span text:style-name="T2">table</text:span><text:span text:style-name="T3"> </text:span><text:span text:style-name="T2">library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ds</text:span><text:span text:style-name="T4">;</text:span></text:p>
      <text:p text:style-name="P5"><text:span text:style-name="T2">drop</text:span><text:span text:style-name="T3"> </text:span><text:span text:style-name="T2">table</text:span><text:span text:style-name="T3"> </text:span><text:span text:style-name="T5">tables</text:span><text:span text:style-name="T4">;</text:span></text:p>
      <text:p text:style-name="P5"><text:span text:style-name="T2">drop</text:span><text:span text:style-name="T3"> </text:span><text:span text:style-name="T2">table</text:span><text:span text:style-name="T3"> users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3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4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5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6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7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8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9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0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1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2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3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4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5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6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7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8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19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0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1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2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3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4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5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6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7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8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29</text:span><text:span text:style-name="T4">;</text:span></text:p>
      <text:p text:style-name="P5"><text:span text:style-name="T2">drop</text:span><text:span text:style-name="T3"> </text:span><text:span text:style-name="T2">table</text:span><text:span text:style-name="T3"> question_information30</text:span><text:span text:style-name="T4">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4T22:19:46.392307334</meta:creation-date>
    <dc:date>2024-08-04T22:21:26.822985533</dc:date>
    <meta:editing-duration>PT1M40S</meta:editing-duration>
    <meta:editing-cycles>1</meta:editing-cycles>
    <meta:document-statistic meta:table-count="0" meta:image-count="0" meta:object-count="0" meta:page-count="30" meta:paragraph-count="1054" meta:word-count="3043" meta:character-count="24934" meta:non-whitespace-character-count="22941"/>
    <meta:generator>LibreOffice/7.1.8.1$Linux_X86_64 LibreOffice_project/10$Build-1</meta:generator>
  </office:meta>
</office:document-meta>
</file>